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1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style-name="ce7" office:value-type="string" calcext:value-type="string">
            <text:p>TESTS RUN AT $2015-08-14T09:44:32.052+00:00$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/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RESULTS PER FILE: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AccumulatingTests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Alias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Annotatio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AssignmentTests.rsc|: 5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BacktrackingTests.rsc|: 2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allTests.rsc|: 7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allTestsAux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mprehensionTests.rsc|: 2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PatternTests1.rsc|: 116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PatternTests2.rsc|: 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PatternTests3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SyntaxTests1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SyntaxTests2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SyntaxTests3.rsc|: 2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SyntaxTests4.rsc|: 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ConcreteTerm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DataDeclarationTests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DataTypeTests.rsc|: 7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DeclarationTest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FunctionCompositionTests.rsc|: 2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Interpolation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11 tests executed; 1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KeywordParameterTests.rsc|: 18 tests executed; 4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ParsingTest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PatternTests.rsc|: 33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PatternDescendantTests.rsc|: 2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PatternList3Tests.rsc|: 4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ProjectionTest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Range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Reducer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RegExpTest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SetMatchTests1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SetMatchTests2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StatementTests.rsc|: 10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SubscriptTests.rsc|: 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TryCatch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functionality/VisitTests.rsc|: 159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Boolean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Equality.rsc|: 6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Function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Integer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IO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IsDefined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ListRelation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Lists.rsc|: 1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Locations.rsc|: 2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Map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Matching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Memoization.rsc|: 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Nodes.rsc|: 3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Overloading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Relations.rsc|: 1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Sets.rsc|: 3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SolvedIssu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Strings.rsc|: 6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basic/Tuples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Boolea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Integer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ListRelationTests.rsc|: 1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ListTests.rsc|: 24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MapTests.rsc|: 10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MathTests.rsc|: 11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NodeTests.rsc|: 5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NumberTests.rsc|: 4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RelationTests.rsc|: 5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SetTests.rsc|: 5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StringTests.rsc|: 1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Type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ValueIOTests.rsc|: 4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analysis/graphs/GraphTests.rsc|: 4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analysis/statistics/RangeUtils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lang/csv/CSVIOTests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library/lang/json/JSONIOTests.rsc|: 3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1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2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3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4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5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6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7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ImportTests8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imports/ModuleInitRang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ABSTRACTTYPE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A1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A2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B1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B2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B3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PARSETREE.rsc|: 1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TYP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UseImportBase.rsc|: 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UseImportBaseExtended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UseExtendBase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tests/extends/UseExtendBaseExtended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basic/Ackerman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basic/Bubble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basic/Factori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Calls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ColoredTre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CountConstruc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Cycl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Derivative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Lift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StringTemplat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Tran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WordReplacemen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WordCount/CountInLine1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WordCount/CountInLine2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WordCount/CountInLine3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common/WordCount/WordCount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Domina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Exp/Abstrac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Exp/Combined/Automatic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Exp/Combined/Manual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Exp/Concrete/No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Exp/Concrete/With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Func/Tes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lang/Lisra/Test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McCab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ReachingDef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Slicing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demo/Uninit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format/Escape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>
            <text:p>|std:///lang/rascal/format/Grammar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Lookahead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ParserGenerator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Pico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C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Characters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LiteralsTests.rsc|: 3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grammar/tests/Rascal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ConcreteSyntax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ExpressionGrammars.rsc|: 1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ImplodeTests.rsc|: 12 tests executed; 4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KnownIssues.rsc|: 2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meta/ModuleInfo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PreBootstrap.rsc|: 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syntax/tests/SolvedIssues.rsc|: 1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ypes/tests/AbstractKind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ypes/tests/AbstractName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ypes/tests/UtilTests.rsc|: 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util/PriorityQueue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util/UUID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StaticTestingUtilsTests.rsc|: 1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Accumulating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AllStaticIssues.rsc|: 5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AnnotationTCTests.rsc|: 7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AssignmentTCTests.rsc|: 2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CallTCTests.rsc|: 2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ComprehensionTCTests.rsc|: 17 tests executed; 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DataDeclaration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DataTypeTCTests.rsc|: 4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DeclarationTCTests.rsc|: 2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ImportTC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PatternTCTests.rsc|: 6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Projection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RegExp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Scope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Statement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SubscriptTCTests.rsc|: 1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Visit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Failed/IGNOR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FAIL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PatternTests1.rsc|(7589,133,&lt;169,0&gt;,&lt;172,27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PatternTests1.rsc|(7349,239,&lt;161,0&gt;,&lt;16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basic/Memoization.rsc|(450,183,&lt;26,0&gt;,&lt;35,1&gt;): FALSE test fails for arguments: {[]}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TEST SUMMARY: 4895 tests executed; 28 failed; 0 ignored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CRASHED TESTS: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2">
          <table:table-cell table:style-name="ce7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2">
          <table:table-cell table:style-name="ce8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50">
          <table:table-cell table:style-name="ce9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7" office:value-type="string" calcext:value-type="string">
            <text:p>TESTS RUN AT $2015-08-15T20:44:03.278+00:00$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PatternTests2.rsc|: 4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PatternTests1.rsc|(7589,133,&lt;169,0&gt;,&lt;172,27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PatternTests1.rsc|(7349,239,&lt;161,0&gt;,&lt;168,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StatementTests.rsc|(3387,909,&lt;79,0&gt;,&lt;123,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basic/Memoization.rsc|(450,183,&lt;26,0&gt;,&lt;35,1&gt;): FALSE test fails for arguments: {-740372092r339122227,590971614r1442945749,{""},{}}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library/lang/csv/CSVIOTests.rsc|(1387,68,&lt;55,0&gt;,&lt;55,68&gt;): FALSE "java.lang.ArithmeticException"("Illegal fraction 0/0")test fails for arguments: {&lt;"41r",74591374&gt;,&lt;"",-36684763&gt;}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TEST SUMMARY: 4895 tests executed; 31 failed; 0 ignored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ult = false, [load: 22703 msec, execute: 38306381 msec]</text:p>
          </table:table-cell>
          <table:table-cell table:number-columns-repeated="1023"/>
        </table:table-row>
        <table:table-row table:style-name="ro1" table:number-rows-repeated="8">
          <table:table-cell table:style-name="ce7"/>
          <table:table-cell table:number-columns-repeated="1023"/>
        </table:table-row>
        <table:table-row table:style-name="ro1" table:number-rows-repeated="28">
          <table:table-cell table:style-name="ce9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(C 2x, rechecked, new visits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3" office:value-type="string" calcext:value-type="string">
            <text:p>TESTS RUN AT $2015-08-01T20:32:46.000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(3387,909,&lt;79,0&gt;,&lt;123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-649250621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806,85,&lt;63,0&gt;,&lt;63,85&gt;): FALSE "inferred types"test fails for arguments: {&lt;"If0","03r5",2013662839,true,0.6912303576407084&gt;,&lt;"GHV6","𒊍𒁳䓭",961565762,true,0.2505760474237496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753,51,&lt;61,0&gt;,&lt;61,51&gt;): FALSE "inferred types"test fails for arguments: {&lt;"22r7",$2804-08-13T12:01:13.356+00:00$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662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Cannot execute due to compilation errors: {error("Name as is not in scope",|project://rascal/src/org/rascalmpl/library/lang/rascal/tests/functionality/ConcretePatternTests1.rsc|(8641,2,&lt;218,13&gt;,&lt;218,15&gt;)),error("Name as is not in scope",|project://rascal/src/org/rascalmpl/library/lang/rascal/tests/functionality/ConcretePatternTests1.rsc|(1098,2,&lt;51,64&gt;,&lt;51,66&gt;)),error("Name cs is not in scope",|project://rascal/src/org/rascalmpl/library/lang/rascal/tests/functionality/ConcretePatternTests1.rsc|(3392,2,&lt;87,80&gt;,&lt;87,82&gt;)),error("Name ds is not in scope",|project://rascal/src/org/rascalmpl/library/lang/rascal/tests/functionality/ConcretePatternTests1.rsc|(9992,2,&lt;288,13&gt;,&lt;288,15&gt;)),error("Name as1 is not in scope",|project://rascal/src/org/rascalmpl/library/lang/rascal/tests/functionality/ConcretePatternTests1.rsc|(1855,3,&lt;64,96&gt;,&lt;64,99&gt;)),error("Name ds is not in scope",|project://rascal/src/org/rascalmpl/library/lang/rascal/tests/functionality/ConcretePatternTests1.rsc|(9792,2,&lt;278,13&gt;,&lt;278,15&gt;)),error("Name cs is not in scope",|project://rascal/src/org/rascalmpl/library/lang/rascal/tests/functionality/ConcretePatternTests1.rsc|(3486,2,&lt;89,78&gt;,&lt;89,80&gt;)),error("Name cs2 is not in scope",|project://rascal/src/org/rascalmpl/library/lang/rascal/tests/functionality/ConcretePatternTests1.rsc|(4321,3,&lt;100,114&gt;,&lt;100,117&gt;)),error("Name cs2 is not in scope",|project://rascal/src/org/rascalmpl/library/lang/rascal/tests/functionality/ConcretePatternTests1.rsc|(4453,3,&lt;101,114&gt;,&lt;101,117&gt;)),error("Name bs1 is not in scope",|project://rascal/src/org/rascalmpl/library/lang/rascal/tests/functionality/ConcretePatternTests1.rsc|(2873,3,&lt;80,77&gt;,&lt;80,80&gt;)),error("Name bs is not in scope",|project://rascal/src/org/rascalmpl/library/lang/rascal/tests/functionality/ConcretePatternTests1.rsc|(2277,2,&lt;71,63&gt;,&lt;71,65&gt;)),error("Name cs1 is not in scope",|project://rascal/src/org/rascalmpl/library/lang/rascal/tests/functionality/ConcretePatternTests1.rsc|(4573,3,&lt;104,100&gt;,&lt;104,103&gt;)),error("Name bs is not in scope",|project://rascal/src/org/rascalmpl/library/lang/rascal/tests/functionality/ConcretePatternTests1.rsc|(2045,2,&lt;67,61&gt;,&lt;67,63&gt;)),error("Name as is not in scope",|project://rascal/src/org/rascalmpl/library/lang/rascal/tests/functionality/ConcretePatternTests1.rsc|(1662,2,&lt;61,68&gt;,&lt;61,70&gt;)),error("Name bs is not in scope",|project://rascal/src/org/rascalmpl/library/lang/rascal/tests/functionality/ConcretePatternTests1.rsc|(9192,2,&lt;248,13&gt;,&lt;248,15&gt;)),error("Name as is not in scope",|project://rascal/src/org/rascalmpl/library/lang/rascal/tests/functionality/ConcretePatternTests1.rsc|(1338,2,&lt;55,66&gt;,&lt;55,68&gt;)),error("Name as1 is not in scope",|project://rascal/src/org/rascalmpl/library/lang/rascal/tests/functionality/ConcretePatternTests1.rsc|(1837,3,&lt;64,78&gt;,&lt;64,81&gt;)),error("Name cs is not in scope",|project://rascal/src/org/rascalmpl/library/lang/rascal/tests/functionality/ConcretePatternTests1.rsc|(3853,2,&lt;94,78&gt;,&lt;94,80&gt;)),error("Name as1 is not in scope",|project://rascal/src/org/rascalmpl/library/lang/rascal/tests/functionality/ConcretePatternTests1.rsc|(1949,3,&lt;65,79&gt;,&lt;65,82&gt;)),error("Name bs is not in scope",|project://rascal/src/org/rascalmpl/library/lang/rascal/tests/functionality/ConcretePatternTests1.rsc|(2600,2,&lt;76,68&gt;,&lt;76,70&gt;)),error("Name cs2 is not in scope",|project://rascal/src/org/rascalmpl/library/lang/rascal/tests/functionality/ConcretePatternTests1.rsc|(4192,3,&lt;98,110&gt;,&lt;98,113&gt;)),error("Name cs2 is not in scope",|project://rascal/src/org/rascalmpl/library/lang/rascal/tests/functionality/ConcretePatternTests1.rsc|(4068,3,&lt;97,106&gt;,&lt;97,109&gt;)),error("Name bs is not in scope",|project://rascal/src/org/rascalmpl/library/lang/rascal/tests/functionality/ConcretePatternTests1.rsc|(2356,2,&lt;72,64&gt;,&lt;72,66&gt;)),error("Name bs is not in scope",|project://rascal/src/org/rascalmpl/library/lang/rascal/tests/functionality/ConcretePatternTests1.rsc|(2436,2,&lt;74,66&gt;,&lt;74,68&gt;)),error("Name ds is not in scope",|project://rascal/src/org/rascalmpl/library/lang/rascal/tests/functionality/ConcretePatternTests1.rsc|(4949,2,&lt;109,78&gt;,&lt;109,80&gt;)),error("Name cs0 is not in scope",|project://rascal/src/org/rascalmpl/library/lang/rascal/tests/functionality/ConcretePatternTests1.rsc|(11460,3,&lt;339,68&gt;,&lt;339,71&gt;)),error("Name ds is not in scope",|project://rascal/src/org/rascalmpl/library/lang/rascal/tests/functionality/ConcretePatternTests1.rsc|(4673,2,&lt;106,67&gt;,&lt;106,69&gt;)),error("Name as is not in scope",|project://rascal/src/org/rascalmpl/library/lang/rascal/tests/functionality/ConcretePatternTests1.rsc|(8825,2,&lt;228,13&gt;,&lt;228,15&gt;)),error("Name as is not in scope",|project://rascal/src/org/rascalmpl/library/lang/rascal/tests/functionality/ConcretePatternTests1.rsc|(1499,2,&lt;58,66&gt;,&lt;58,68&gt;)),error("Name as is not in scope",|project://rascal/src/org/rascalmpl/library/lang/rascal/tests/functionality/ConcretePatternTests1.rsc|(1419,2,&lt;56,68&gt;,&lt;56,70&gt;)),error("Name ds2 is not in scope",|project://rascal/src/org/rascalmpl/library/lang/rascal/tests/functionality/ConcretePatternTests1.rsc|(5576,3,&lt;116,103&gt;,&lt;116,106&gt;)),error("Name cs is not in scope",|project://rascal/src/org/rascalmpl/library/lang/rascal/tests/functionality/ConcretePatternTests1.rsc|(3680,2,&lt;91,82&gt;,&lt;91,84&gt;)),error("Name ds2 is not in scope",|project://rascal/src/org/rascalmpl/library/lang/rascal/tests/functionality/ConcretePatternTests1.rsc|(5692,3,&lt;117,103&gt;,&lt;117,106&gt;)),error("Name ds2 is not in scope",|project://rascal/src/org/rascalmpl/library/lang/rascal/tests/functionality/ConcretePatternTests1.rsc|(5820,3,&lt;118,115&gt;,&lt;118,118&gt;)),error("Name ds2 is not in scope",|project://rascal/src/org/rascalmpl/library/lang/rascal/tests/functionality/ConcretePatternTests1.rsc|(5460,3,&lt;115,103&gt;,&lt;115,106&gt;)),error("Name ds2 is not in scope",|project://rascal/src/org/rascalmpl/library/lang/rascal/tests/functionality/ConcretePatternTests1.rsc|(5344,3,&lt;114,100&gt;,&lt;114,103&gt;)),error("Name cs1 is not in scope",|project://rascal/src/org/rascalmpl/library/lang/rascal/tests/functionality/ConcretePatternTests1.rsc|(4435,3,&lt;101,96&gt;,&lt;101,99&gt;)),error("Name cs1 is not in scope",|project://rascal/src/org/rascalmpl/library/lang/rascal/tests/functionality/ConcretePatternTests1.rsc|(4303,3,&lt;100,96&gt;,&lt;100,99&gt;)),error("Name cs is not in scope",|project://rascal/src/org/rascalmpl/library/lang/rascal/tests/functionality/ConcretePatternTests1.rsc|(9389,2,&lt;258,13&gt;,&lt;258,15&gt;)),error("Name bs is not in scope",|project://rascal/src/org/rascalmpl/library/lang/rascal/tests/functionality/ConcretePatternTests1.rsc|(2123,2,&lt;68,62&gt;,&lt;68,64&gt;)),error("Name cs2 is not in scope",|project://rascal/src/org/rascalmpl/library/lang/rascal/tests/functionality/ConcretePatternTests1.rsc|(4591,3,&lt;104,118&gt;,&lt;104,121&gt;)),error("Name bs is not in scope",|project://rascal/src/org/rascalmpl/library/lang/rascal/tests/functionality/ConcretePatternTests1.rsc|(2199,2,&lt;69,63&gt;,&lt;69,65&gt;)),error("Name ds is not in scope",|project://rascal/src/org/rascalmpl/library/lang/rascal/tests/functionality/ConcretePatternTests1.rsc|(4854,2,&lt;108,76&gt;,&lt;108,78&gt;)),error("Name ds is not in scope",|project://rascal/src/org/rascalmpl/library/lang/rascal/tests/functionality/ConcretePatternTests1.rsc|(5042,2,&lt;110,78&gt;,&lt;110,80&gt;)),error("Name ds1 is not in scope",|project://rascal/src/org/rascalmpl/library/lang/rascal/tests/functionality/ConcretePatternTests1.rsc|(5327,3,&lt;114,83&gt;,&lt;114,86&gt;)),error("Name as is not in scope",|project://rascal/src/org/rascalmpl/library/lang/rascal/tests/functionality/ConcretePatternTests1.rsc|(1580,2,&lt;59,68&gt;,&lt;59,70&gt;)),error("Name ds1 is not in scope",|project://rascal/src/org/rascalmpl/library/lang/rascal/tests/functionality/ConcretePatternTests1.rsc|(5443,3,&lt;115,86&gt;,&lt;115,89&gt;)),error("Name ds1 is not in scope",|project://rascal/src/org/rascalmpl/library/lang/rascal/tests/functionality/ConcretePatternTests1.rsc|(5559,3,&lt;116,86&gt;,&lt;116,89&gt;)),error("Name bs1 is not in scope",|project://rascal/src/org/rascalmpl/library/lang/rascal/tests/functionality/ConcretePatternTests1.rsc|(2783,3,&lt;79,87&gt;,&lt;79,90&gt;)),error("Name ds is not in scope",|project://rascal/src/org/rascalmpl/library/lang/rascal/tests/functionality/ConcretePatternTests1.rsc|(5230,2,&lt;112,80&gt;,&lt;112,82&gt;)),error("Name bs2 is not in scope",|project://rascal/src/org/rascalmpl/library/lang/rascal/tests/functionality/ConcretePatternTests1.rsc|(2890,3,&lt;80,94&gt;,&lt;80,97&gt;)),error("Name cs is not in scope",|project://rascal/src/org/rascalmpl/library/lang/rascal/tests/functionality/ConcretePatternTests1.rsc|(3295,2,&lt;86,78&gt;,&lt;86,80&gt;)),error("Name as is not in scope",|project://rascal/src/org/rascalmpl/library/lang/rascal/tests/functionality/ConcretePatternTests1.rsc|(1744,2,&lt;62,69&gt;,&lt;62,71&gt;)),error("Name ds1 is not in scope",|project://rascal/src/org/rascalmpl/library/lang/rascal/tests/functionality/ConcretePatternTests1.rsc|(5803,3,&lt;118,98&gt;,&lt;118,101&gt;)),error("Name ds1 is not in scope",|project://rascal/src/org/rascalmpl/library/lang/rascal/tests/functionality/ConcretePatternTests1.rsc|(5675,3,&lt;117,86&gt;,&lt;117,89&gt;)),error("Name cs is not in scope",|project://rascal/src/org/rascalmpl/library/lang/rascal/tests/functionality/ConcretePatternTests1.rsc|(3583,2,&lt;90,80&gt;,&lt;90,82&gt;)),error("Name as2 is not in scope",|project://rascal/src/org/rascalmpl/library/lang/rascal/tests/functionality/ConcretePatternTests1.rsc|(1967,3,&lt;65,97&gt;,&lt;65,100&gt;)),error("Name ds2 is not in scope",|project://rascal/src/org/rascalmpl/library/lang/rascal/tests/functionality/ConcretePatternTests1.rsc|(5951,3,&lt;119,115&gt;,&lt;119,118&gt;)),error("Name bs is not in scope",|project://rascal/src/org/rascalmpl/library/lang/rascal/tests/functionality/ConcretePatternTests1.rsc|(9007,2,&lt;238,13&gt;,&lt;238,15&gt;)),error("Name bs is not in scope",|project://rascal/src/org/rascalmpl/library/lang/rascal/tests/functionality/ConcretePatternTests1.rsc|(2682,2,&lt;77,69&gt;,&lt;77,71&gt;)),error("Name cs1 is not in scope",|project://rascal/src/org/rascalmpl/library/lang/rascal/tests/functionality/ConcretePatternTests1.rsc|(4050,3,&lt;97,88&gt;,&lt;97,91&gt;)),error("Name bs is not in scope",|project://rascal/src/org/rascalmpl/library/lang/rascal/tests/functionality/ConcretePatternTests1.rsc|(2518,2,&lt;75,67&gt;,&lt;75,69&gt;)),error("Name cs1 is not in scope",|project://rascal/src/org/rascalmpl/library/lang/rascal/tests/functionality/ConcretePatternTests1.rsc|(4174,3,&lt;98,92&gt;,&lt;98,95&gt;)),error("Name bs1 is not in scope",|project://rascal/src/org/rascalmpl/library/lang/rascal/tests/functionality/ConcretePatternTests1.rsc|(3090,3,&lt;82,76&gt;,&lt;82,79&gt;)),error("Name ds is not in scope",|project://rascal/src/org/rascalmpl/library/lang/rascal/tests/functionality/ConcretePatternTests1.rsc|(5135,2,&lt;111,78&gt;,&lt;111,80&gt;)),error("Name bs1 is not in scope",|project://rascal/src/org/rascalmpl/library/lang/rascal/tests/functionality/ConcretePatternTests1.rsc|(2982,3,&lt;81,78&gt;,&lt;81,81&gt;)),error("Name cs is not in scope",|project://rascal/src/org/rascalmpl/library/lang/rascal/tests/functionality/ConcretePatternTests1.rsc|(9592,2,&lt;268,13&gt;,&lt;268,15&gt;)),error("Name ds is not in scope",|project://rascal/src/org/rascalmpl/library/lang/rascal/tests/functionality/ConcretePatternTests1.rsc|(4759,2,&lt;107,74&gt;,&lt;107,76&gt;)),error("Name bs2 is not in scope",|project://rascal/src/org/rascalmpl/library/lang/rascal/tests/functionality/ConcretePatternTests1.rsc|(2999,3,&lt;81,95&gt;,&lt;81,98&gt;)),error("Name bs1 is not in scope",|project://rascal/src/org/rascalmpl/library/lang/rascal/tests/functionality/ConcretePatternTests1.rsc|(2766,3,&lt;79,70&gt;,&lt;79,73&gt;)),error("Name bs2 is not in scope",|project://rascal/src/org/rascalmpl/library/lang/rascal/tests/functionality/ConcretePatternTests1.rsc|(3107,3,&lt;82,93&gt;,&lt;82,96&gt;)),error("Name cs is not in scope",|project://rascal/src/org/rascalmpl/library/lang/rascal/tests/functionality/ConcretePatternTests1.rsc|(3198,2,&lt;85,76&gt;,&lt;85,78&gt;)),error("Name ds1 is not in scope",|project://rascal/src/org/rascalmpl/library/lang/rascal/tests/functionality/ConcretePatternTests1.rsc|(5934,3,&lt;119,98&gt;,&lt;119,101&gt;)),error("Name cs is not in scope",|project://rascal/src/org/rascalmpl/library/lang/rascal/tests/functionality/ConcretePatternTests1.rsc|(3946,2,&lt;95,80&gt;,&lt;95,82&gt;)),error("Name cs1 is not in scope",|project://rascal/src/org/rascalmpl/library/lang/rascal/tests/functionality/ConcretePatternTests1.rsc|(11755,3,&lt;347,68&gt;,&lt;347,71&gt;)),error("Name as is not in scope",|project://rascal/src/org/rascalmpl/library/lang/rascal/tests/functionality/ConcretePatternTests1.rsc|(1177,2,&lt;53,65&gt;,&lt;53,67&gt;)),error("Name as is not in scope",|project://rascal/src/org/rascalmpl/library/lang/rascal/tests/functionality/ConcretePatternTests1.rsc|(1257,2,&lt;54,66&gt;,&lt;54,68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Cannot execute due to compilation errors: {error("Name th2 is not in scope",|project://rascal/src/org/rascalmpl/library/lang/rascal/tests/functionality/ConcretePatternTests2.rsc|(2467,3,&lt;40,193&gt;,&lt;40,196&gt;)),error("Name e2 is not in scope",|project://rascal/src/org/rascalmpl/library/lang/rascal/tests/functionality/ConcretePatternTests2.rsc|(1077,2,&lt;31,141&gt;,&lt;31,143&gt;)),error("Name th is not in scope",|project://rascal/src/org/rascalmpl/library/lang/rascal/tests/functionality/ConcretePatternTests2.rsc|(1370,2,&lt;33,166&gt;,&lt;33,168&gt;)),error("Name th2 is not in scope",|project://rascal/src/org/rascalmpl/library/lang/rascal/tests/functionality/ConcretePatternTests2.rsc|(2710,3,&lt;41,206&gt;,&lt;41,209&gt;)),error("Name th1 is not in scope",|project://rascal/src/org/rascalmpl/library/lang/rascal/tests/functionality/ConcretePatternTests2.rsc|(2450,3,&lt;40,176&gt;,&lt;40,179&gt;)),error("Name rhs is not in scope",|project://rascal/src/org/rascalmpl/library/lang/rascal/tests/functionality/ConcretePatternTests2.rsc|(1637,3,&lt;36,222&gt;,&lt;36,225&gt;)),error("Name th1 is not in scope",|project://rascal/src/org/rascalmpl/library/lang/rascal/tests/functionality/ConcretePatternTests2.rsc|(2693,3,&lt;41,189&gt;,&lt;41,192&gt;)),error("Name x is not in scope",|project://rascal/src/org/rascalmpl/library/lang/rascal/tests/functionality/ConcretePatternTests2.rsc|(1043,1,&lt;31,107&gt;,&lt;31,108&gt;)),error("Name c is not in scope",|project://rascal/src/org/rascalmpl/library/lang/rascal/tests/functionality/ConcretePatternTests2.rsc|(1576,1,&lt;36,161&gt;,&lt;36,162&gt;)),error("Name e1 is not in scope",|project://rascal/src/org/rascalmpl/library/lang/rascal/tests/functionality/ConcretePatternTests2.rsc|(1059,2,&lt;31,123&gt;,&lt;31,125&gt;)),error("Name th is not in scope",|project://rascal/src/org/rascalmpl/library/lang/rascal/tests/functionality/ConcretePatternTests2.rsc|(1592,2,&lt;36,177&gt;,&lt;36,179&gt;)),error("Name lhs is not in scope",|project://rascal/src/org/rascalmpl/library/lang/rascal/tests/functionality/ConcretePatternTests2.rsc|(1619,3,&lt;36,204&gt;,&lt;36,207&gt;)),error("Name e is not in scope",|project://rascal/src/org/rascalmpl/library/lang/rascal/tests/functionality/ConcretePatternTests2.rsc|(924,1,&lt;30,110&gt;,&lt;30,111&gt;)),error("Name el is not in scope",|project://rascal/src/org/rascalmpl/library/lang/rascal/tests/functionality/ConcretePatternTests2.rsc|(2731,2,&lt;41,227&gt;,&lt;41,229&gt;)),error("Name c is not in scope",|project://rascal/src/org/rascalmpl/library/lang/rascal/tests/functionality/ConcretePatternTests2.rsc|(1806,1,&lt;37,155&gt;,&lt;37,156&gt;)),error("Name c is not in scope",|project://rascal/src/org/rascalmpl/library/lang/rascal/tests/functionality/ConcretePatternTests2.rsc|(2018,1,&lt;38,160&gt;,&lt;38,161&gt;)),error("Name c is not in scope",|project://rascal/src/org/rascalmpl/library/lang/rascal/tests/functionality/ConcretePatternTests2.rsc|(2226,1,&lt;39,160&gt;,&lt;39,161&gt;)),error("Name c is not in scope",|project://rascal/src/org/rascalmpl/library/lang/rascal/tests/functionality/ConcretePatternTests2.rsc|(1354,1,&lt;33,150&gt;,&lt;33,151&gt;)),error("Name el is not in scope",|project://rascal/src/org/rascalmpl/library/lang/rascal/tests/functionality/ConcretePatternTests2.rsc|(2488,2,&lt;40,214&gt;,&lt;40,216&gt;)),error("Name th is not in scope",|project://rascal/src/org/rascalmpl/library/lang/rascal/tests/functionality/ConcretePatternTests2.rsc|(2242,2,&lt;39,176&gt;,&lt;39,178&gt;)),error("Name th is not in scope",|project://rascal/src/org/rascalmpl/library/lang/rascal/tests/functionality/ConcretePatternTests2.rsc|(2034,2,&lt;38,176&gt;,&lt;38,178&gt;)),error("Name th is not in scope",|project://rascal/src/org/rascalmpl/library/lang/rascal/tests/functionality/ConcretePatternTests2.rsc|(1822,2,&lt;37,171&gt;,&lt;37,173&gt;)),error("Name x is not in scope",|project://rascal/src/org/rascalmpl/library/lang/rascal/tests/functionality/ConcretePatternTests2.rsc|(908,1,&lt;30,94&gt;,&lt;30,95&gt;)),error("Name el is not in scope",|project://rascal/src/org/rascalmpl/library/lang/rascal/tests/functionality/ConcretePatternTests2.rsc|(1397,2,&lt;33,193&gt;,&lt;33,195&gt;)),error("Name el is not in scope",|project://rascal/src/org/rascalmpl/library/lang/rascal/tests/functionality/ConcretePatternTests2.rsc|(2050,2,&lt;38,192&gt;,&lt;38,194&gt;)),error("Name el is not in scope",|project://rascal/src/org/rascalmpl/library/lang/rascal/tests/functionality/ConcretePatternTests2.rsc|(1842,2,&lt;37,191&gt;,&lt;37,193&gt;)),error("Name el is not in scope",|project://rascal/src/org/rascalmpl/library/lang/rascal/tests/functionality/ConcretePatternTests2.rsc|(2258,2,&lt;39,192&gt;,&lt;39,19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Cannot execute due to compilation errors: {error("Name Xs is not in scope",|project://rascal/src/org/rascalmpl/library/lang/rascal/tests/functionality/ConcreteSyntaxTests1.rsc|(881,2,&lt;33,77&gt;,&lt;33,79&gt;)),error("Name Xs is not in scope",|project://rascal/src/org/rascalmpl/library/lang/rascal/tests/functionality/ConcreteSyntaxTests1.rsc|(784,2,&lt;31,75&gt;,&lt;31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Cannot execute due to compilation errors: {error("Unexpected exception EXCEPTION in translateFunctionDeclaration, compiling Pico3: AssertionFailed(\"getLoc2uid |project://rascal/src/org/rascalmpl/library/lang/rascal/tests/functionality/ConcreteSyntaxTests2.rsc|(395,1,\\\&lt;12,47\\\&gt;,\\\&lt;12,48\\\&gt;)\")",|project://rascal/src/org/rascalmpl/library/lang/rascal/tests/functionality/ConcreteSyntaxTests2.rsc|(0,2798,&lt;1,0&gt;,&lt;94,1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Cannot execute due to compilation errors: {error("Name e1 is not in scope",|project://rascal/src/org/rascalmpl/library/demo/lang/Exp/Concrete/NoLayout/Eval.rsc|(428,2,&lt;11,42&gt;,&lt;11,44&gt;)),error("Name e2 is not in scope",|project://rascal/src/org/rascalmpl/library/demo/lang/Exp/Concrete/NoLayout/Eval.rsc|(374,2,&lt;10,53&gt;,&lt;10,55&gt;)),error("Name l is not in scope",|project://rascal/src/org/rascalmpl/library/demo/lang/Exp/Concrete/NoLayout/Eval.rsc|(302,1,&lt;9,46&gt;,&lt;9,47&gt;)),error("Name e2 is not in scope",|project://rascal/src/org/rascalmpl/library/demo/lang/Exp/Concrete/NoLayout/Eval.rsc|(439,2,&lt;11,53&gt;,&lt;11,55&gt;)),error("Name e is not in scope",|project://rascal/src/org/rascalmpl/library/demo/lang/Exp/Concrete/NoLayout/Eval.rsc|(485,1,&lt;12,34&gt;,&lt;12,35&gt;)),error("Name e1 is not in scope",|project://rascal/src/org/rascalmpl/library/demo/lang/Exp/Concrete/NoLayout/Eval.rsc|(363,2,&lt;10,42&gt;,&lt;10,4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Cannot execute due to compilation errors: {error("Name e2 is not in scope",|project://rascal/src/org/rascalmpl/library/demo/lang/Exp/Concrete/WithLayout/Eval.rsc|(396,2,&lt;10,62&gt;,&lt;10,64&gt;)),error("Name e is not in scope",|project://rascal/src/org/rascalmpl/library/demo/lang/Exp/Concrete/WithLayout/Eval.rsc|(514,1,&lt;12,43&gt;,&lt;12,44&gt;)),error("Name l is not in scope",|project://rascal/src/org/rascalmpl/library/demo/lang/Exp/Concrete/WithLayout/Eval.rsc|(321,1,&lt;9,53&gt;,&lt;9,54&gt;)),error("Name e2 is not in scope",|project://rascal/src/org/rascalmpl/library/demo/lang/Exp/Concrete/WithLayout/Eval.rsc|(465,2,&lt;11,62&gt;,&lt;11,64&gt;)),error("Name e1 is not in scope",|project://rascal/src/org/rascalmpl/library/demo/lang/Exp/Concrete/WithLayout/Eval.rsc|(385,2,&lt;10,51&gt;,&lt;10,53&gt;)),error("Name e1 is not in scope",|project://rascal/src/org/rascalmpl/library/demo/lang/Exp/Concrete/WithLayout/Eval.rsc|(454,2,&lt;11,51&gt;,&lt;11,5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Cannot execute due to compilation errors: {error("Name a2 is not in scope",|project://rascal/src/org/rascalmpl/library/lang/rascal/syntax/tests/ConcreteSyntax.rsc|(805,2,&lt;39,78&gt;,&lt;39,80&gt;)),error("Name a3 is not in scope",|project://rascal/src/org/rascalmpl/library/lang/rascal/syntax/tests/ConcreteSyntax.rsc|(1024,2,&lt;41,106&gt;,&lt;41,108&gt;)),error("Name a1 is not in scope",|project://rascal/src/org/rascalmpl/library/lang/rascal/syntax/tests/ConcreteSyntax.rsc|(788,2,&lt;39,61&gt;,&lt;39,63&gt;)),error("Name s1 is not in scope",|project://rascal/src/org/rascalmpl/library/lang/rascal/syntax/tests/ConcreteSyntax.rsc|(2493,2,&lt;79,66&gt;,&lt;79,68&gt;)),error("Name a2 is not in scope",|project://rascal/src/org/rascalmpl/library/lang/rascal/syntax/tests/ConcreteSyntax.rsc|(1007,2,&lt;41,89&gt;,&lt;41,91&gt;)),error("Name a2 is not in scope",|project://rascal/src/org/rascalmpl/library/lang/rascal/syntax/tests/ConcreteSyntax.rsc|(903,2,&lt;40,83&gt;,&lt;40,85&gt;)),error("Name a1 is not in scope",|project://rascal/src/org/rascalmpl/library/lang/rascal/syntax/tests/ConcreteSyntax.rsc|(886,2,&lt;40,66&gt;,&lt;40,68&gt;)),error("Name a1 is not in scope",|project://rascal/src/org/rascalmpl/library/lang/rascal/syntax/tests/ConcreteSyntax.rsc|(990,2,&lt;41,72&gt;,&lt;41,7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Cannot execute due to compilation errors: {error("Name a is not in scope",|project://rascal/src/org/rascalmpl/library/lang/rascal/syntax/tests/ExpressionGrammars.rsc|(1233,1,&lt;44,62&gt;,&lt;44,6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Cannot execute due to compilation errors: {error("Unexpected exception EXCEPTION in translateFunctionDeclaration, compiling lit: AssertionFailed(\"getLoc2uid |project://rascal/src/org/rascalmpl/library/lang/rascal/syntax/tests/PreBootstrap.rsc|(248,1,\\\&lt;8,63\\\&gt;,\\\&lt;8,64\\\&gt;)\")",|project://rascal/src/org/rascalmpl/library/lang/rascal/syntax/tests/PreBootstrap.rsc|(0,598,&lt;1,0&gt;,&lt;12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sult = false, [load: 18603 msec, execute: 29946673 msec]</text:p>
          </table:table-cell>
          <table:table-cell table:number-columns-repeated="1023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2:54:18.4637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8-16T10:13:09.228627000</dc:date>
    <meta:editing-duration>P77DT3H33M7S</meta:editing-duration>
    <meta:editing-cycles>242</meta:editing-cycles>
    <meta:generator>LibreOffice/4.4.4.3$MacOSX_X86_64 LibreOffice_project/2c39ebcf046445232b798108aa8a7e7d89552ea8</meta:generator>
    <meta:document-statistic meta:table-count="5" meta:cell-count="678" meta:object-count="0"/>
  </office:meta>
</office:document-meta>
</file>